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44cm" fo:min-width="1.494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44cm" fo:min-width="1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192cm" fo:min-width="0.292cm" fo:padding-top="0.204cm" fo:padding-bottom="0.204cm" fo:padding-left="0.329cm" fo:padding-right="0.3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1.09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4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94cm" fo:min-width="0.04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84cm" fo:min-width="0.6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77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63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562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56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70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1.056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4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914cm"/>
    </style:style>
    <style:style style:name="gr2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44cm" fo:min-width="1.19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4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8cm" svg:height="0.7cm" svg:x="5.825cm" svg:y="12.92cm">
          <text:p text:style-name="P1"><text:span text:style-name="T1">S</text:span><text:span text:style-name="T1">ho</text:span><text:span text:style-name="T1">w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8cm" svg:height="0.7cm" svg:x="2.543cm" svg:y="17.785cm">
          <text:p text:style-name="P1"><text:span text:style-name="T1">Mov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9cm" svg:height="0.8cm" svg:x="8.643cm" svg:y="17.685cm">
          <text:p text:style-name="P1"><text:span text:style-name="T1">Documen</text:span><text:span text:style-name="T1">t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2.1cm" svg:height="0.7cm" svg:x="13.274cm" svg:y="22.15cm">
          <text:p text:style-name="P1"><text:span text:style-name="T1">Epis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1.8cm" svg:height="0.6cm" svg:x="13.443cm" svg:y="14.254cm">
          <text:p text:style-name="P1"><text:span text:style-name="T1">Pe</text:span><text:span text:style-name="T1">rso</text:span><text:span text:style-name="T1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6" draw:id="id6" draw:layer="layout" svg:width="2.9cm" svg:height="0.8cm" svg:x="5.269cm" svg:y="17.711cm">
          <text:p text:style-name="P1"><text:span text:style-name="T1">T</text:span><text:span text:style-name="T1">V </text:span><text:span text:style-name="T1">S</text:span><text:span text:style-name="T1">er</text:span><text:span text:style-name="T1">i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2cm" svg:height="0.6cm" svg:x="5.721cm" svg:y="22.185cm">
          <text:p text:style-name="P1"><text:span text:style-name="T1">Sea</text:span><text:span text:style-name="T1">son</text:span><text:span text:style-name="T1">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xml:id="id30" draw:id="id30" draw:layer="layout" svg:width="1.9cm" svg:height="1.2cm" svg:x="9.719cm" svg:y="8.342cm">
          <text:p text:style-name="P3">revie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25" draw:id="id25" draw:layer="layout" svg:width="1.599cm" svg:height="0.699cm" svg:x="14.744cm" svg:y="10.855cm">
          <text:p text:style-name="P3">Gen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3" draw:id="id23" draw:layer="layout" svg:width="1.599cm" svg:height="0.699cm" svg:x="13.743cm" svg:y="5.356cm"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5" draw:id="id35" draw:layer="layout" svg:width="2cm" svg:height="1.5cm" svg:x="16.343cm" svg:y="7.955cm">
          <text:p text:style-name="P3">interes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1" draw:id="id21" draw:layer="layout" svg:width="1.8cm" svg:height="1.5cm" svg:x="2.543cm" svg:y="19.955cm">
          <text:p text:style-name="P3">sequel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7" draw:id="id7" draw:layer="layout" svg:width="1.3cm" svg:height="1.3cm" svg:x="6.069cm" svg:y="19.155cm">
          <text:p text:style-name="P3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36" draw:id="id36" draw:layer="layout" svg:width="1.2cm" svg:height="1.2cm" svg:x="9.948cm" svg:y="5.7cm">
          <text:p text:style-name="P3">ren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2" xml:id="id24" draw:id="id24" draw:layer="layout" svg:width="1.2cm" svg:height="1.2cm" svg:x="12.343cm" svg:y="11.355cm">
          <text:p text:style-name="P3">ha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3" draw:text-style-name="P4" xml:id="id2" draw:id="id2" draw:layer="layout" svg:width="2.2cm" svg:height="1.6cm" svg:x="5.614cm" svg:y="15.055cm">
          <text:p text:style-name="P1"><text:span text:style-name="T2">I</text:span><text:span text:style-name="T2">S</text:span><text:span text:style-name="T2">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3.443cm" svg:y1="17.785cm" svg:x2="5.614cm" svg:y2="16.655cm" draw:start-shape="id1" draw:start-glue-point="0" draw:end-shape="id2" draw:end-glue-point="6" svg:d="M3443 17785v-564h2171v-566" svg:viewBox="0 0 2172 1131">
          <text:p/>
        </draw:connector>
        <draw:connector draw:style-name="gr14" draw:text-style-name="P1" draw:layer="layout" svg:x1="6.714cm" svg:y1="15.055cm" svg:x2="6.725cm" svg:y2="13.62cm" draw:start-shape="id2" draw:start-glue-point="4" draw:end-shape="id3" draw:end-glue-point="2" svg:d="M6714 15055v-717h11v-718" svg:viewBox="0 0 12 1436">
          <text:p/>
        </draw:connector>
        <draw:custom-shape draw:style-name="gr15" draw:text-style-name="P5" xml:id="id5" draw:id="id5" draw:layer="layout" svg:width="1.8cm" svg:height="0.6cm" svg:x="3.043cm" svg:y="12.055cm">
          <text:p text:style-name="P1"><text:span text:style-name="T3">sh</text:span><text:span text:style-name="T3">na</text:span><text:span text:style-name="T3">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26" draw:id="id26" draw:layer="layout" svg:width="1.6cm" svg:height="0.7cm" svg:x="14.219cm" svg:y="7.942cm">
          <text:p text:style-name="P3">shr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9" draw:id="id29" draw:layer="layout" svg:width="1.5cm" svg:height="0.7cm" svg:x="14.119cm" svg:y="9.642cm">
          <text:p text:style-name="P3">revda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" xml:id="id40" draw:id="id40" draw:layer="layout" svg:width="1.5cm" svg:height="0.6cm" svg:x="6.748cm" svg:y="5cm">
          <text:p text:style-name="P3">rentdate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9" draw:text-style-name="P2" xml:id="id28" draw:id="id28" draw:layer="layout" svg:width="1.7cm" svg:height="0.7cm" svg:x="14.895cm" svg:y="8.799cm">
          <text:p text:style-name="P3">com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10" draw:id="id10" draw:layer="layout" svg:width="1.8cm" svg:height="0.6cm" svg:x="4.043cm" svg:y="11.255cm">
          <text:p text:style-name="P1"><text:span text:style-name="T3">cra</text:span><text:span text:style-name="T3">tin</text:span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6" draw:id="id16" draw:layer="layout" svg:width="2.2cm" svg:height="0.6cm" svg:x="5.617cm" svg:y="10.755cm">
          <text:p text:style-name="P1"><text:span text:style-name="T3">prodco</text:span><text:span text:style-name="T3">m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5" xml:id="id4" draw:id="id4" draw:layer="layout" svg:width="2.2cm" svg:height="0.6cm" svg:x="2.743cm" svg:y="12.986cm">
          <text:p text:style-name="P1"><text:span text:style-name="T3">ren</text:span><text:span text:style-name="T3">tpri</text:span><text:span text:style-name="T3">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line" svg:x1="4.943cm" svg:y1="13.286cm" svg:x2="5.825cm" svg:y2="13.27cm" draw:start-shape="id4" draw:start-glue-point="10" draw:end-shape="id3" draw:end-glue-point="3" svg:d="M4943 13286l882-16" svg:viewBox="0 0 883 17">
          <text:p/>
        </draw:connector>
        <draw:connector draw:style-name="gr21" draw:text-style-name="P6" draw:layer="layout" draw:type="line" svg:x1="4.58cm" svg:y1="12.567cm" svg:x2="5.825cm" svg:y2="13.27cm" draw:start-shape="id5" draw:start-glue-point="9" draw:end-shape="id3" draw:end-glue-point="3" svg:d="M4580 12567l1245 703" svg:viewBox="0 0 1246 704">
          <text:p/>
        </draw:connector>
        <draw:connector draw:style-name="gr22" draw:text-style-name="P6" draw:layer="layout" draw:type="line" svg:x1="6.719cm" svg:y1="18.511cm" svg:x2="6.719cm" svg:y2="19.155cm" draw:start-shape="id6" draw:start-glue-point="2" draw:end-shape="id7" draw:end-glue-point="4" svg:d="M6719 18511v644" svg:viewBox="0 0 1 645">
          <text:p/>
        </draw:connector>
        <draw:connector draw:style-name="gr23" draw:text-style-name="P6" draw:layer="layout" draw:type="line" svg:x1="6.721cm" svg:y1="22.185cm" svg:x2="6.719cm" svg:y2="20.455cm" draw:start-shape="id8" draw:start-glue-point="0" draw:end-shape="id7" draw:end-glue-point="6" svg:d="M6721 22185l-2-1730" svg:viewBox="0 0 3 1731">
          <text:p/>
        </draw:connector>
        <draw:custom-shape draw:style-name="gr11" draw:text-style-name="P2" xml:id="id9" draw:id="id9" draw:layer="layout" svg:width="1.2cm" svg:height="1.2cm" svg:x="10.143cm" svg:y="21.885cm">
          <text:p text:style-name="P3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6" draw:layer="layout" draw:type="line" svg:x1="7.721cm" svg:y1="22.485cm" svg:x2="10.143cm" svg:y2="22.485cm" draw:start-shape="id8" draw:start-glue-point="1" draw:end-shape="id9" draw:end-glue-point="5" svg:d="M7721 22485h2422" svg:viewBox="0 0 2423 1">
          <text:p/>
        </draw:connector>
        <draw:custom-shape draw:style-name="gr19" draw:text-style-name="P5" xml:id="id38" draw:id="id38" draw:layer="layout" svg:width="1.7cm" svg:height="0.7cm" svg:x="3.243cm" svg:y="22.129cm">
          <text:p text:style-name="P1"><text:span text:style-name="T3">s</text:span><text:span text:style-name="T3">e</text:span><text:span text:style-name="T3">a</text:span><text:span text:style-name="T3">n</text:span><text:span text:style-name="T3">u</text:span><text:span text:style-name="T3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20" draw:id="id20" draw:layer="layout" svg:width="1.8cm" svg:height="0.6cm" svg:x="15.843cm" svg:y="22.193cm">
          <text:p text:style-name="P1"><text:span text:style-name="T3">ep</text:span><text:span text:style-name="T3">na</text:span><text:span text:style-name="T3">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34" draw:id="id34" draw:layer="layout" svg:width="1.8cm" svg:height="0.6cm" svg:x="13.436cm" svg:y="23.185cm">
          <text:p text:style-name="P1"><text:span text:style-name="T3">e</text:span><text:span text:style-name="T3">p</text:span><text:span text:style-name="T3">s</text:span><text:span text:style-name="T3">y</text:span><text:span text:style-name="T3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37" draw:id="id37" draw:layer="layout" svg:width="1.8cm" svg:height="0.6cm" svg:x="3.143cm" svg:y="14.055cm">
          <text:p text:style-name="P1"><text:span text:style-name="T3">shsy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" xml:id="id18" draw:id="id18" draw:layer="layout" svg:width="1.6cm" svg:height="1.2cm" svg:x="11.043cm" svg:y="12.683cm">
          <text:p text:style-name="P3">direc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2" xml:id="id17" draw:id="id17" draw:layer="layout" svg:width="1.2cm" svg:height="1.2cm" svg:x="10.543cm" svg:y="14.254cm">
          <text:p text:style-name="P3">ac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6" draw:layer="layout" draw:type="line" svg:x1="6.725cm" svg:y1="12.92cm" svg:x2="4.943cm" svg:y2="11.855cm" draw:start-shape="id3" draw:start-glue-point="0" draw:end-shape="id10" draw:end-glue-point="8" svg:d="M6725 12920l-1782-1065" svg:viewBox="0 0 1783 1066">
          <text:p/>
        </draw:connector>
        <draw:custom-shape draw:style-name="gr24" draw:text-style-name="P2" xml:id="id11" draw:id="id11" draw:layer="layout" svg:width="1.6cm" svg:height="1.2cm" svg:x="13.536cm" svg:y="17.955cm">
          <text:p text:style-name="P3">direc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2" draw:text-style-name="P6" draw:layer="layout" draw:type="line" svg:x1="14.336cm" svg:y1="19.155cm" svg:x2="14.324cm" svg:y2="22.15cm" draw:start-shape="id11" draw:start-glue-point="6" draw:end-shape="id12" draw:end-glue-point="0" svg:d="M14336 19155l-12 2995" svg:viewBox="0 0 13 2996">
          <text:p/>
        </draw:connector>
        <draw:connector draw:style-name="gr14" draw:text-style-name="P1" draw:layer="layout" svg:x1="6.719cm" svg:y1="17.711cm" svg:x2="6.714cm" svg:y2="16.655cm" draw:start-shape="id6" draw:start-glue-point="0" draw:end-shape="id2" draw:end-glue-point="7" svg:d="M6719 17711v-527h-5v-529" svg:viewBox="0 0 6 1057">
          <text:p/>
        </draw:connector>
        <draw:connector draw:style-name="gr14" draw:text-style-name="P1" draw:layer="layout" svg:x1="10.093cm" svg:y1="17.685cm" svg:x2="7.814cm" svg:y2="16.655cm" draw:start-shape="id13" draw:start-glue-point="0" draw:end-shape="id2" draw:end-glue-point="8" svg:d="M10093 17685v-514h-2279v-516" svg:viewBox="0 0 2280 1031">
          <text:p/>
        </draw:connector>
        <draw:custom-shape draw:style-name="gr25" draw:text-style-name="P2" xml:id="id15" draw:id="id15" draw:layer="layout" svg:width="1.799cm" svg:height="1.2cm" svg:x="11.743cm" svg:y="15.655cm">
          <text:p text:style-name="P3">narrat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1" draw:text-style-name="P6" draw:layer="layout" draw:type="line" svg:x1="14.343cm" svg:y1="14.854cm" svg:x2="12.643cm" svg:y2="15.655cm" draw:start-shape="id14" draw:start-glue-point="2" draw:end-shape="id15" draw:end-glue-point="4" svg:d="M14343 14854l-1700 801" svg:viewBox="0 0 1701 802">
          <text:p/>
        </draw:connector>
        <draw:connector draw:style-name="gr21" draw:text-style-name="P6" draw:layer="layout" draw:type="line" svg:x1="6.717cm" svg:y1="11.355cm" svg:x2="6.725cm" svg:y2="12.92cm" draw:start-shape="id16" draw:start-glue-point="8" draw:end-shape="id3" draw:end-glue-point="0" svg:d="M6717 11355l8 1565" svg:viewBox="0 0 9 1566">
          <text:p/>
        </draw:connector>
        <draw:connector draw:style-name="gr22" draw:text-style-name="P6" draw:layer="layout" draw:type="line" svg:x1="7.625cm" svg:y1="13.27cm" svg:x2="10.543cm" svg:y2="14.854cm" draw:start-shape="id3" draw:start-glue-point="1" draw:end-shape="id17" draw:end-glue-point="5" svg:d="M7625 13270l2918 1584" svg:viewBox="0 0 2919 1585">
          <text:p/>
        </draw:connector>
        <draw:connector draw:style-name="gr22" draw:text-style-name="P6" draw:layer="layout" draw:type="line" svg:x1="7.625cm" svg:y1="13.27cm" svg:x2="11.043cm" svg:y2="13.283cm" draw:start-shape="id3" draw:start-glue-point="1" draw:end-shape="id18" draw:end-glue-point="5" svg:d="M7625 13270l3418 13" svg:viewBox="0 0 3419 14">
          <text:p/>
        </draw:connector>
        <draw:connector draw:style-name="gr21" draw:text-style-name="P6" draw:layer="layout" draw:type="line" svg:x1="12.643cm" svg:y1="13.283cm" svg:x2="13.443cm" svg:y2="14.554cm" draw:start-shape="id18" draw:start-glue-point="7" draw:end-shape="id14" draw:end-glue-point="3" svg:d="M12643 13283l800 1271" svg:viewBox="0 0 801 1272">
          <text:p/>
        </draw:connector>
        <draw:connector draw:style-name="gr21" draw:text-style-name="P6" draw:layer="layout" draw:type="line" svg:x1="11.743cm" svg:y1="14.854cm" svg:x2="13.443cm" svg:y2="14.554cm" draw:start-shape="id17" draw:start-glue-point="7" draw:end-shape="id14" draw:end-glue-point="3" svg:d="M11743 14854l1700-300" svg:viewBox="0 0 1701 301">
          <text:p/>
        </draw:connector>
        <draw:custom-shape draw:style-name="gr15" draw:text-style-name="P8" xml:id="id19" draw:id="id19" draw:layer="layout" svg:width="1.8cm" svg:height="0.6cm" svg:x="13.444cm" svg:y="13.155cm">
          <text:p text:style-name="P7"><text:span text:style-name="T4">p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5" xml:id="id33" draw:id="id33" draw:layer="layout" svg:width="1.998cm" svg:height="0.6cm" svg:x="15.245cm" svg:y="13.456cm">
          <text:p text:style-name="P1"><text:span text:style-name="T3">citizenshi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14.344cm" svg:y1="13.755cm" svg:x2="14.343cm" svg:y2="14.254cm" draw:start-shape="id19" draw:start-glue-point="8" draw:end-shape="id14" draw:end-glue-point="0" svg:d="M14344 13755l-1 499" svg:viewBox="0 0 2 500">
          <text:p/>
        </draw:connector>
        <draw:connector draw:style-name="gr27" draw:text-style-name="P6" draw:layer="layout" draw:type="line" svg:x1="16.106cm" svg:y1="22.705cm" svg:x2="17.38cm" svg:y2="22.705cm" draw:start-shape="id20" draw:start-glue-point="7" draw:end-shape="id20" draw:end-glue-point="9" svg:d="M16106 22705h1274" svg:viewBox="0 0 1275 1">
          <text:p/>
        </draw:connector>
        <draw:connector draw:style-name="gr21" draw:text-style-name="P6" draw:layer="layout" draw:type="line" svg:x1="2.543cm" svg:y1="18.135cm" svg:x2="2.543cm" svg:y2="20.705cm" draw:start-shape="id1" draw:start-glue-point="3" draw:end-shape="id21" draw:end-glue-point="5" svg:d="M2543 18135v2570" svg:viewBox="0 0 1 2571">
          <text:p/>
        </draw:connector>
        <draw:connector draw:style-name="gr28" draw:text-style-name="P6" draw:layer="layout" draw:type="line" svg:x1="4.343cm" svg:y1="18.135cm" svg:x2="4.343cm" svg:y2="20.705cm" draw:start-shape="id1" draw:start-glue-point="1" draw:end-shape="id21" draw:end-glue-point="7" svg:d="M4343 18135v2570" svg:viewBox="0 0 1 2571">
          <text:p/>
        </draw:connector>
        <draw:custom-shape draw:style-name="gr15" draw:text-style-name="P5" xml:id="id32" draw:id="id32" draw:layer="layout" svg:width="1.8cm" svg:height="0.6cm" svg:x="15.443cm" svg:y="4.756cm">
          <text:p text:style-name="P1"><text:span text:style-name="T3">u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31" draw:id="id31" draw:layer="layout" svg:width="1.8cm" svg:height="0.6cm" svg:x="11.943cm" svg:y="4.756cm">
          <text:p text:style-name="P1"><text:span text:style-name="T3">add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8" xml:id="id22" draw:id="id22" draw:layer="layout" svg:width="1.8cm" svg:height="0.6cm" svg:x="13.643cm" svg:y="4.156cm">
          <text:p text:style-name="P7"><text:span text:style-name="T3">user_i</text:span><text:span text:style-name="T3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14.543cm" svg:y1="4.756cm" svg:x2="14.542cm" svg:y2="5.356cm" draw:start-shape="id22" draw:start-glue-point="8" draw:end-shape="id23" draw:end-glue-point="0" svg:d="M14543 4756l-1 600" svg:viewBox="0 0 2 601">
          <text:p/>
        </draw:connector>
        <draw:connector draw:style-name="gr22" draw:text-style-name="P6" draw:layer="layout" draw:type="line" svg:x1="7.625cm" svg:y1="13.27cm" svg:x2="12.343cm" svg:y2="11.955cm" draw:start-shape="id3" draw:start-glue-point="1" draw:end-shape="id24" draw:end-glue-point="5" svg:d="M7625 13270l4718-1315" svg:viewBox="0 0 4719 1316">
          <text:p/>
        </draw:connector>
        <draw:connector draw:style-name="gr21" draw:text-style-name="P6" draw:layer="layout" draw:type="line" svg:x1="13.543cm" svg:y1="11.955cm" svg:x2="14.744cm" svg:y2="11.204cm" draw:start-shape="id24" draw:start-glue-point="7" draw:end-shape="id25" draw:end-glue-point="3" svg:d="M13543 11955l1201-751" svg:viewBox="0 0 1202 752">
          <text:p/>
        </draw:connector>
        <draw:connector draw:style-name="gr21" draw:text-style-name="P6" draw:layer="layout" draw:type="line" svg:x1="15.019cm" svg:y1="8.642cm" svg:x2="14.374cm" svg:y2="9.146cm" draw:start-shape="id26" draw:start-glue-point="8" draw:end-shape="id27" draw:end-glue-point="1" svg:d="M15019 8642l-645 504" svg:viewBox="0 0 646 505">
          <text:p/>
        </draw:connector>
        <draw:connector draw:style-name="gr21" draw:text-style-name="P6" draw:layer="layout" draw:type="line" svg:x1="14.895cm" svg:y1="9.149cm" svg:x2="14.374cm" svg:y2="9.146cm" draw:start-shape="id28" draw:start-glue-point="6" draw:end-shape="id27" draw:end-glue-point="1" svg:d="M14895 9149l-521-3" svg:viewBox="0 0 522 4">
          <text:p/>
        </draw:connector>
        <draw:connector draw:style-name="gr21" draw:text-style-name="P6" draw:layer="layout" draw:type="line" svg:x1="14.869cm" svg:y1="9.642cm" svg:x2="14.374cm" svg:y2="9.146cm" draw:start-shape="id29" draw:start-glue-point="4" draw:end-shape="id27" draw:end-glue-point="1" svg:d="M14869 9642l-495-496" svg:viewBox="0 0 496 497">
          <text:p/>
        </draw:connector>
        <draw:connector draw:style-name="gr21" draw:text-style-name="P6" draw:layer="layout" draw:type="line" svg:x1="14.542cm" svg:y1="6.055cm" svg:x2="10.669cm" svg:y2="8.342cm" draw:start-shape="id23" draw:start-glue-point="2" draw:end-shape="id30" draw:end-glue-point="4" svg:d="M14542 6055l-3873 2287" svg:viewBox="0 0 3874 2288">
          <text:p/>
        </draw:connector>
        <draw:connector draw:style-name="gr21" draw:text-style-name="P6" draw:layer="layout" draw:type="line" svg:x1="12.843cm" svg:y1="5.356cm" svg:x2="13.743cm" svg:y2="5.705cm" draw:start-shape="id31" draw:start-glue-point="8" draw:end-shape="id23" draw:end-glue-point="3" svg:d="M12843 5356l900 349" svg:viewBox="0 0 901 350">
          <text:p/>
        </draw:connector>
        <draw:connector draw:style-name="gr21" draw:text-style-name="P6" draw:layer="layout" draw:type="line" svg:x1="16.343cm" svg:y1="5.356cm" svg:x2="15.342cm" svg:y2="5.705cm" draw:start-shape="id32" draw:start-glue-point="8" draw:end-shape="id23" draw:end-glue-point="1" svg:d="M16343 5356l-1001 349" svg:viewBox="0 0 1002 350">
          <text:p/>
        </draw:connector>
        <draw:connector draw:style-name="gr21" draw:text-style-name="P6" draw:layer="layout" draw:type="line" svg:x1="16.244cm" svg:y1="14.056cm" svg:x2="15.243cm" svg:y2="14.554cm" draw:start-shape="id33" draw:start-glue-point="8" draw:end-shape="id14" draw:end-glue-point="1" svg:d="M16244 14056l-1001 498" svg:viewBox="0 0 1002 499">
          <text:p/>
        </draw:connector>
        <draw:connector draw:style-name="gr21" draw:text-style-name="P6" draw:layer="layout" draw:type="line" svg:x1="14.336cm" svg:y1="23.185cm" svg:x2="14.324cm" svg:y2="22.85cm" draw:start-shape="id34" draw:start-glue-point="4" draw:end-shape="id12" draw:end-glue-point="2" svg:d="M14336 23185l-12-335" svg:viewBox="0 0 13 336">
          <text:p/>
        </draw:connector>
        <draw:connector draw:style-name="gr21" draw:text-style-name="P6" draw:layer="layout" draw:type="line" svg:x1="14.542cm" svg:y1="6.055cm" svg:x2="17.343cm" svg:y2="7.955cm" draw:start-shape="id23" draw:start-glue-point="2" draw:end-shape="id35" draw:end-glue-point="4" svg:d="M14542 6055l2801 1900" svg:viewBox="0 0 2802 1901">
          <text:p/>
        </draw:connector>
        <draw:connector draw:style-name="gr21" draw:text-style-name="P6" draw:layer="layout" draw:type="line" svg:x1="17.343cm" svg:y1="9.455cm" svg:x2="15.543cm" svg:y2="10.855cm" draw:start-shape="id35" draw:start-glue-point="6" draw:end-shape="id25" draw:end-glue-point="0" svg:d="M17343 9455l-1800 1400" svg:viewBox="0 0 1801 1401">
          <text:p/>
        </draw:connector>
        <draw:connector draw:style-name="gr21" draw:text-style-name="P6" draw:layer="layout" draw:type="line" svg:x1="6.725cm" svg:y1="12.92cm" svg:x2="10.669cm" svg:y2="9.542cm" draw:start-shape="id3" draw:start-glue-point="0" draw:end-shape="id30" draw:end-glue-point="6" svg:d="M6725 12920l3944-3378" svg:viewBox="0 0 3945 3379">
          <text:p/>
        </draw:connector>
        <draw:connector draw:style-name="gr21" draw:text-style-name="P6" draw:layer="layout" draw:type="line" svg:x1="14.343cm" svg:y1="14.854cm" svg:x2="14.336cm" svg:y2="17.955cm" draw:start-shape="id14" draw:start-glue-point="2" draw:end-shape="id11" draw:end-glue-point="4" svg:d="M14343 14854l-7 3101" svg:viewBox="0 0 8 3102">
          <text:p/>
        </draw:connector>
        <draw:connector draw:style-name="gr22" draw:text-style-name="P6" draw:layer="layout" draw:type="line" svg:x1="11.543cm" svg:y1="18.085cm" svg:x2="12.643cm" svg:y2="16.855cm" draw:start-shape="id13" draw:start-glue-point="1" draw:end-shape="id15" draw:end-glue-point="6" svg:d="M11543 18085l1100-1230" svg:viewBox="0 0 1101 1231">
          <text:p/>
        </draw:connector>
        <draw:connector draw:style-name="gr21" draw:text-style-name="P6" draw:layer="layout" draw:type="line" svg:x1="10.548cm" svg:y1="5.7cm" svg:x2="13.743cm" svg:y2="5.705cm" draw:start-shape="id36" draw:start-glue-point="4" draw:end-shape="id23" draw:end-glue-point="3" svg:d="M10548 5700l3195 5" svg:viewBox="0 0 3196 6">
          <text:p/>
        </draw:connector>
        <draw:connector draw:style-name="gr21" draw:text-style-name="P6" draw:layer="layout" draw:type="line" svg:x1="4.68cm" svg:y1="14.143cm" svg:x2="5.825cm" svg:y2="13.27cm" draw:start-shape="id37" draw:start-glue-point="11" draw:end-shape="id3" draw:end-glue-point="3" svg:d="M4680 14143l1145-873" svg:viewBox="0 0 1146 874">
          <text:p/>
        </draw:connector>
        <draw:connector draw:style-name="gr21" draw:text-style-name="P6" draw:layer="layout" draw:type="line" svg:x1="4.943cm" svg:y1="22.479cm" svg:x2="5.721cm" svg:y2="22.485cm" draw:start-shape="id38" draw:start-glue-point="10" draw:end-shape="id8" draw:end-glue-point="3" svg:d="M4943 22479l778 6" svg:viewBox="0 0 779 7">
          <text:p/>
        </draw:connector>
        <draw:connector draw:style-name="gr21" draw:text-style-name="P6" draw:layer="layout" draw:type="line" svg:x1="15.374cm" svg:y1="22.5cm" svg:x2="15.843cm" svg:y2="22.493cm" draw:start-shape="id12" draw:start-glue-point="1" draw:end-shape="id20" draw:end-glue-point="6" svg:d="M15374 22500l469-7" svg:viewBox="0 0 470 8">
          <text:p/>
        </draw:connector>
        <draw:custom-shape draw:style-name="gr15" draw:text-style-name="P8" xml:id="id39" draw:id="id39" draw:layer="layout" svg:width="1.8cm" svg:height="0.6cm" svg:x="4.443cm" svg:y="14.755cm">
          <text:p text:style-name="P7"><text:span text:style-name="T4">show_i</text:span><text:span text:style-name="T4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5.343cm" svg:y1="14.755cm" svg:x2="6.725cm" svg:y2="13.62cm" draw:start-shape="id39" draw:start-glue-point="4" draw:end-shape="id3" draw:end-glue-point="2" svg:d="M5343 14755l1382-1135" svg:viewBox="0 0 1383 1136">
          <text:p/>
        </draw:connector>
        <draw:connector draw:style-name="gr29" draw:text-style-name="P6" draw:layer="layout" draw:type="line" svg:x1="3.492cm" svg:y1="22.727cm" svg:x2="4.694cm" svg:y2="22.727cm" draw:start-shape="id38" draw:start-glue-point="7" draw:end-shape="id38" draw:end-glue-point="9" svg:d="M3492 22727h1202" svg:viewBox="0 0 1203 1">
          <text:p/>
        </draw:connector>
        <draw:connector draw:style-name="gr23" draw:text-style-name="P6" draw:layer="layout" draw:type="line" svg:x1="13.274cm" svg:y1="22.5cm" svg:x2="11.343cm" svg:y2="22.485cm" draw:start-shape="id12" draw:start-glue-point="3" draw:end-shape="id9" draw:end-glue-point="7" svg:d="M13274 22500l-1931-15" svg:viewBox="0 0 1932 16">
          <text:p/>
        </draw:connector>
        <draw:custom-shape draw:style-name="gr30" draw:text-style-name="P2" xml:id="id41" draw:id="id41" draw:layer="layout" svg:width="1.8cm" svg:height="0.7cm" svg:x="6.592cm" svg:y="5.952cm">
          <text:p text:style-name="P1"><text:span text:style-name="T1">R</text:span><text:span text:style-name="T1">e</text:span><text:span text:style-name="T1">n</text:span><text:span text:style-name="T1">t</text:span><text:span text:style-name="T1">a</text:span><text:span text:style-name="T1">l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21" draw:text-style-name="P6" draw:layer="layout" draw:type="line" svg:x1="7.498cm" svg:y1="5.6cm" svg:x2="7.492cm" svg:y2="5.952cm" draw:start-shape="id40" draw:start-glue-point="8" draw:end-shape="id41" draw:end-glue-point="0" svg:d="M7498 5600l-6 352" svg:viewBox="0 0 7 353">
          <text:p/>
        </draw:connector>
        <draw:connector draw:style-name="gr21" draw:text-style-name="P6" draw:layer="layout" draw:type="line" svg:x1="10.548cm" svg:y1="6.9cm" svg:x2="6.725cm" svg:y2="12.92cm" draw:start-shape="id36" draw:start-glue-point="6" draw:end-shape="id3" draw:end-glue-point="0" svg:d="M10548 6900l-3823 6020" svg:viewBox="0 0 3824 6021">
          <text:p/>
        </draw:connector>
        <draw:connector draw:style-name="gr27" draw:text-style-name="P6" draw:layer="layout" draw:type="line" svg:x1="6.967cm" svg:y1="5.512cm" svg:x2="8.029cm" svg:y2="5.512cm" draw:start-shape="id40" draw:start-glue-point="7" draw:end-shape="id40" draw:end-glue-point="9" svg:d="M6967 5512h1062" svg:viewBox="0 0 1063 1">
          <text:p/>
        </draw:connector>
        <draw:connector draw:style-name="gr23" draw:text-style-name="P6" draw:layer="layout" draw:type="line" svg:x1="8.392cm" svg:y1="6.302cm" svg:x2="9.948cm" svg:y2="6.3cm" draw:start-shape="id41" draw:start-glue-point="1" draw:end-shape="id36" draw:end-glue-point="5" svg:d="M8392 6302l1556-2" svg:viewBox="0 0 1557 3">
          <text:p/>
        </draw:connector>
        <draw:custom-shape draw:style-name="gr30" draw:text-style-name="P2" xml:id="id27" draw:id="id27" draw:layer="layout" svg:width="1.8cm" svg:height="0.7cm" svg:x="12.574cm" svg:y="8.796cm">
          <text:p text:style-name="P1"><text:span text:style-name="T1">R</text:span><text:span text:style-name="T1">e</text:span><text:span text:style-name="T1">vi</text:span><text:span text:style-name="T1">e</text:span><text:span text:style-name="T1">w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23" draw:text-style-name="P6" draw:layer="layout" draw:type="line" svg:x1="12.574cm" svg:y1="9.146cm" svg:x2="11.619cm" svg:y2="8.942cm" draw:start-shape="id27" draw:start-glue-point="3" draw:end-shape="id30" draw:end-glue-point="7" svg:d="M12574 9146l-955-204" svg:viewBox="0 0 956 205">
          <text:p/>
        </draw:connector>
        <draw:custom-shape draw:style-name="gr15" draw:text-style-name="P8" xml:id="id42" draw:id="id42" draw:layer="layout" svg:width="1.8cm" svg:height="0.6cm" svg:x="17.248cm" svg:y="10.9cm">
          <text:p text:style-name="P7"><text:span text:style-name="T4">genre_</text:span><text:span text:style-name="T4">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16.343cm" svg:y1="11.204cm" svg:x2="17.248cm" svg:y2="11.2cm" draw:start-shape="id25" draw:start-glue-point="1" draw:end-shape="id42" draw:end-glue-point="6" svg:d="M16343 11204l905-4" svg:viewBox="0 0 906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20:09:59.571000000</meta:creation-date>
    <dc:date>2018-02-01T23:37:00.463236973</dc:date>
    <meta:editing-duration>PT5H40M38S</meta:editing-duration>
    <meta:editing-cycles>74</meta:editing-cycles>
    <meta:generator>LibreOffice/5.1.6.2$Linux_X86_64 LibreOffice_project/10m0$Build-2</meta:generator>
    <meta:document-statistic meta:object-count="92"/>
  </office:meta>
</office:document-meta>
</file>